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6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17" style:family="table-cell" style:parent-style-name="Default">
      <style:table-cell-properties fo:background-color="#ffff00" fo:border="none"/>
    </style:style>
    <style:style style:name="ce347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240"/>
        <table:table-row table:style-name="ro1">
          <table:table-cell/>
          <table:table-cell table:style-name="ce233"/>
          <table:table-cell table:style-name="ce239" table:number-columns-repeated="9"/>
          <table:table-cell table:style-name="ce233"/>
          <table:table-cell table:style-name="ce239" table:number-columns-repeated="30"/>
          <table:table-cell table:number-columns-repeated="982"/>
        </table:table-row>
        <table:table-row table:style-name="ro2">
          <table:table-cell table:style-name="ce232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4" table:style-name="ce235" office:value-type="string" calcext:value-type="string">
            <text:p>X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8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 table:number-rows-repeated="11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23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row table:style-name="ro3" table:number-rows-repeated="53">
          <table:table-cell table:style-name="ce241" table:number-columns-repeated="40"/>
          <table:table-cell table:number-columns-repeated="24"/>
        </table:table-row>
        <table:table-row table:style-name="ro3">
          <table:table-cell table:style-name="ce241" table:number-columns-repeated="6"/>
          <table:table-cell table:style-name="ce241" office:value-type="string" calcext:value-type="string">
            <text:p>`</text:p>
          </table:table-cell>
          <table:table-cell table:style-name="ce241" table:number-columns-repeated="33"/>
          <table:table-cell table:number-columns-repeated="24"/>
        </table:table-row>
        <table:table-row table:style-name="ro3" table:number-rows-repeated="138">
          <table:table-cell table:style-name="ce241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243" table:number-columns-repeated="2"/>
          <table:table-cell table:style-name="ce15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152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1"/>
          <table:table-cell table:style-name="ce243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/>
          <table:table-cell table:style-name="ce243"/>
          <table:table-cell table:style-name="ce158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 table:number-columns-repeated="3"/>
          <table:table-cell table:style-name="ce243"/>
          <table:table-cell table:style-name="ce241" table:number-columns-repeated="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3"/>
          <table:table-cell table:style-name="ce241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3"/>
          <table:table-cell table:style-name="ce241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 table:number-rows-repeated="2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 table:number-rows-repeated="10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41" office:value-type="string" calcext:value-type="string">
            <text:p>`</text:p>
          </table:table-cell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4"/>
          <table:table-cell table:style-name="ce255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 table:number-columns-repeated="3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2"/>
          <table:table-cell table:style-name="ce255" table:number-columns-repeated="2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 table:number-columns-repeated="2"/>
          <table:table-cell table:style-name="ce241" table:number-columns-repeated="2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/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 table:number-columns-repeated="6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55" table:number-columns-repeated="2"/>
          <table:table-cell table:style-name="ce241" table:number-columns-repeated="4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2"/>
          <table:table-cell table:style-name="ce255"/>
          <table:table-cell table:style-name="ce241" table:number-columns-repeated="3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3"/>
          <table:table-cell table:style-name="ce241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1"/>
          <table:table-cell table:style-name="ce243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3">
          <table:table-cell table:style-name="ce241" table:number-columns-repeated="64"/>
          <table:table-cell table:style-name="ce257" table:number-columns-repeated="960"/>
        </table:table-row>
        <table:table-row table:style-name="ro5" table:number-rows-repeated="5">
          <table:table-cell table:style-name="ce241" table:number-columns-repeated="40"/>
          <table:table-cell table:style-name="ce246"/>
          <table:table-cell table:number-columns-repeated="983"/>
        </table:table-row>
        <table:table-row table:style-name="ro5" table:number-rows-repeated="11">
          <table:table-cell table:style-name="ce246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246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3" table:number-rows-repeated="15">
          <table:table-cell table:style-name="ce250" table:number-columns-repeated="4"/>
          <table:table-cell table:style-name="ce270" table:number-columns-repeated="8"/>
          <table:table-cell table:style-name="ce250" table:number-columns-repeated="8"/>
          <table:table-cell table:style-name="ce241" table:number-columns-repeated="4"/>
          <table:table-cell table:style-name="ce250" table:number-columns-repeated="16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241" table:number-columns-repeated="4"/>
          <table:table-cell table:style-name="ce265" table:number-columns-repeated="15"/>
          <table:table-cell table:style-name="ce298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 table:number-columns-repeated="8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9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/>
          <table:table-cell table:style-name="ce281"/>
          <table:table-cell table:style-name="ce282" table:number-columns-repeated="3"/>
          <table:table-cell table:style-name="ce290"/>
          <table:table-cell table:style-name="ce294"/>
          <table:table-cell table:style-name="ce296" table:number-columns-repeated="3"/>
          <table:table-cell table:style-name="ce267"/>
          <table:table-cell table:style-name="ce296"/>
          <table:table-cell table:style-name="ce267"/>
          <table:table-cell table:style-name="ce300"/>
          <table:table-cell table:style-name="ce267" table:number-columns-repeated="6"/>
          <table:table-cell table:style-name="ce296"/>
          <table:table-cell table:style-name="ce267"/>
          <table:table-cell table:style-name="ce296" table:number-columns-repeated="8"/>
          <table:table-cell table:style-name="ce267"/>
          <table:table-cell table:style-name="ce296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6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96" table:number-columns-repeated="12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6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 table:number-columns-repeated="14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0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5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office:value-type="string" calcext:value-type="string">
            <text:p>`</text:p>
          </table:table-cell>
          <table:table-cell table:style-name="ce297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297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297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297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2"/>
          <table:table-cell table:style-name="ce268" table:number-columns-repeated="3"/>
          <table:table-cell table:style-name="ce297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297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 table:number-columns-repeated="2"/>
          <table:table-cell table:style-name="ce268" table:number-columns-repeated="5"/>
          <table:table-cell table:style-name="ce297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297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/>
          <table:table-cell table:style-name="ce268" table:number-columns-repeated="7"/>
          <table:table-cell table:style-name="ce297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246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246" table:number-columns-repeated="6"/>
          <table:table-cell table:style-name="ce264"/>
          <table:table-cell table:style-name="ce246" table:number-columns-repeated="44"/>
          <table:table-cell table:style-name="ce305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246" table:number-columns-repeated="44"/>
          <table:table-cell table:style-name="ce305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 table:number-rows-repeated="6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97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 table:number-rows-repeated="3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6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4"/>
          <table:table-cell table:number-columns-repeated="56"/>
        </table:table-row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51">
          <table:table-cell table:style-name="ce246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240"/>
        <table:table-column table:style-name="co2" table:number-columns-repeated="56" table:default-cell-style-name="ce240"/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5"/>
          <table:table-cell table:style-name="ce243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2"/>
          <table:table-cell table:style-name="ce241" table:number-columns-repeated="4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 table:number-columns-repeated="5"/>
          <table:table-cell table:number-columns-repeated="56"/>
        </table:table-row>
        <table:table-row table:style-name="ro6" table:number-rows-repeated="4">
          <table:table-cell table:style-name="ce241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257"/>
        <table:table-column table:style-name="co8" table:default-cell-style-name="ce315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number-columns-repeated="2" table:default-cell-style-name="ce315"/>
        <table:table-column table:style-name="co8" table:number-columns-repeated="2" table:default-cell-style-name="ce257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257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257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257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257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257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257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257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257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/>
          <table:table-cell table:number-columns-repeated="6"/>
          <table:table-cell table:style-name="ce25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2"/>
          <table:table-cell table:number-columns-repeated="5"/>
          <table:table-cell table:style-name="ce257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257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/>
          <table:table-cell table:style-name="ce340" table:number-columns-repeated="3"/>
          <table:table-cell table:style-name="ce257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 table:number-columns-repeated="2"/>
          <table:table-cell table:style-name="ce257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table:style-name="ce348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table:style-name="ce348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table:style-name="ce349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/>
          <table:table-cell table:style-name="ce340" office:value-type="string" calcext:value-type="string">
            <text:p>Umb</text:p>
          </table:table-cell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/>
          <table:table-cell table:style-name="ce341" table:number-columns-repeated="2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9"/>
          <table:table-cell table:style-name="ce257"/>
          <table:table-cell table:number-columns-repeated="19"/>
          <table:table-cell table:style-name="ce321"/>
          <table:table-cell table:number-columns-repeated="8"/>
          <table:table-cell table:style-name="ce315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2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315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number-columns-repeated="6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number-columns-repeated="6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number-columns-repeated="6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number-columns-repeated="6"/>
        </table:table-row>
      </table:table>
      <table:table table:name="score" table:style-name="ta3">
        <table:table-column table:style-name="co8" table:number-columns-repeated="40" table:default-cell-style-name="ce305"/>
        <table:table-column table:style-name="co5" table:number-columns-repeated="24" table:default-cell-style-name="ce305"/>
        <table:table-row table:style-name="ro6">
          <table:table-cell table:style-name="ce351" table:number-columns-repeated="32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25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351"/>
          <table:table-cell table:style-name="ce315"/>
          <table:table-cell table:style-name="ce351" table:number-columns-repeated="4"/>
          <table:table-cell table:style-name="ce351" office:value-type="float" office:value="4" calcext:value-type="float">
            <text:p>4</text:p>
          </table:table-cell>
          <table:table-cell table:style-name="ce351"/>
          <table:table-cell table:style-name="ce351" office:value-type="float" office:value="2" calcext:value-type="float">
            <text:p>2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315"/>
          <table:table-cell table:style-name="ce351"/>
          <table:table-cell table:style-name="ce315"/>
          <table:table-cell table:style-name="ce351" table:number-columns-repeated="2"/>
          <table:table-cell table:style-name="ce351" office:value-type="float" office:value="5" calcext:value-type="float">
            <text:p>5</text:p>
          </table:table-cell>
          <table:table-cell table:style-name="ce351"/>
          <table:table-cell table:style-name="ce351" office:value-type="string" calcext:value-type="string">
            <text:p>A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3"/>
          <table:table-cell table:style-name="ce315"/>
          <table:table-cell table:style-name="ce351" table:number-columns-repeated="2"/>
          <table:table-cell table:style-name="ce351" office:value-type="float" office:value="1" calcext:value-type="float">
            <text:p>1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3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2">
          <table:table-cell table:style-name="ce351" table:number-columns-repeated="40"/>
          <table:table-cell table:number-columns-repeated="24"/>
        </table:table-row>
        <table:table-row table:style-name="ro6" table:number-rows-repeated="9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1:04:12.74439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3T23:38:24.788455668</dc:date>
    <meta:editing-cycles>84</meta:editing-cycles>
    <meta:editing-duration>P2DT1H20M4S</meta:editing-duration>
    <meta:document-statistic meta:table-count="9" meta:cell-count="538" meta:object-count="0"/>
  </office:meta>
</office:document-meta>
</file>